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style="italic" fo:font-weight="normal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ru" fo:country="RU" fo:font-style="italic" fo:font-weight="bold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ru" fo:country="RU" fo:font-style="italic" fo:font-weight="bold" officeooo:paragraph-rsid="0021bbcf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style="italic" fo:font-weight="normal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ru" fo:country="RU" fo:font-style="italic" fo:font-weight="normal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language="ru" fo:country="RU" fo:font-style="italic" fo:font-weight="normal" officeooo:paragraph-rsid="0021bbc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ru" fo:country="RU" fo:font-style="italic" fo:font-weight="normal" officeooo:paragraph-rsid="0026cb1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ru" fo:country="RU" fo:font-style="italic" fo:font-weight="normal" officeooo:paragraph-rsid="0028588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" style:family="text">
      <style:text-properties officeooo:rsid="00185dad"/>
    </style:style>
    <style:style style:name="T2" style:family="text">
      <style:text-properties officeooo:rsid="0018fc19"/>
    </style:style>
    <style:style style:name="T3" style:family="text">
      <style:text-properties officeooo:rsid="00190a87"/>
    </style:style>
    <style:style style:name="T4" style:family="text">
      <style:text-properties officeooo:rsid="00191d45"/>
    </style:style>
    <style:style style:name="T5" style:family="text">
      <style:text-properties officeooo:rsid="001bef94"/>
    </style:style>
    <style:style style:name="T6" style:family="text">
      <style:text-properties officeooo:rsid="001e87f8"/>
    </style:style>
    <style:style style:name="T7" style:family="text">
      <style:text-properties officeooo:rsid="00202253"/>
    </style:style>
    <style:style style:name="T8" style:family="text">
      <style:text-properties officeooo:rsid="00203e8a"/>
    </style:style>
    <style:style style:name="T9" style:family="text">
      <style:text-properties officeooo:rsid="00219310"/>
    </style:style>
    <style:style style:name="T10" style:family="text">
      <style:text-properties officeooo:rsid="0021bbcf"/>
    </style:style>
    <style:style style:name="T11" style:family="text">
      <style:text-properties officeooo:rsid="0024e809"/>
    </style:style>
    <style:style style:name="T12" style:family="text">
      <style:text-properties officeooo:rsid="0026cb11"/>
    </style:style>
    <style:style style:name="T13" style:family="text">
      <style:text-properties officeooo:rsid="0027ae4f"/>
    </style:style>
    <style:style style:name="T14" style:family="text">
      <style:text-properties officeooo:rsid="0027dd9a"/>
    </style:style>
    <style:style style:name="T15" style:family="text">
      <style:text-properties officeooo:rsid="0028588f"/>
    </style:style>
    <style:style style:name="T16" style:family="text">
      <style:text-properties officeooo:rsid="002a2b18"/>
    </style:style>
    <style:style style:name="T17" style:family="text">
      <style:text-properties officeooo:rsid="002c580f"/>
    </style:style>
    <style:style style:name="T18" style:family="text">
      <style:text-properties officeooo:rsid="002c76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Вопросы по System Boot</text:p>
      <text:p text:style-name="P1"/>
      <text:list xml:id="list3560886586891325093" text:style-name="L1">
        <text:list-item>
          <text:p text:style-name="P4">Q: Где находится первичный загрузчик и кто его запускает?</text:p>
          <text:p text:style-name="P7">A: <text:span text:style-name="T1">находится в mbr – первом секторе загрузочного диска, запускает биос передавая управление по адресу 0х7С00</text:span></text:p>
        </text:list-item>
        <text:list-item>
          <text:p text:style-name="P4">Q: Какая программа запускает ядро linux?</text:p>
          <text:p text:style-name="P7">A: <text:span text:style-name="T1">grub stage 2</text:span></text:p>
        </text:list-item>
        <text:list-item>
          <text:p text:style-name="P4">Q: Где находится основной код загрузчика OS?</text:p>
          <text:p text:style-name="P7">A: /<text:span text:style-name="T1">boot</text:span></text:p>
        </text:list-item>
        <text:list-item>
          <text:p text:style-name="P4">Q: Какую программу ядро загружает первой?</text:p>
          <text:p text:style-name="P7">A: <text:span text:style-name="T2">init</text:span></text:p>
        </text:list-item>
        <text:list-item>
          <text:p text:style-name="P4">Q: Каким образом ядро монтирует корневую файловую систему (ext4)?</text:p>
          <text:p text:style-name="P7">A: <text:span text:style-name="T18">после того как ядро полностью загрузилось в память удаляется корневая файловая система initrd и монтируется действительная корневая файловая система</text:span></text:p>
        </text:list-item>
        <text:list-item>
          <text:p text:style-name="P4">Q: Какой скрипт запускается после init?</text:p>
          <text:p text:style-name="P7">A: /<text:span text:style-name="T3">etc/rc.d/rc.sysinit</text:span></text:p>
        </text:list-item>
        <text:list-item>
          <text:p text:style-name="P4">Q: Какой runlevel установлен по дефолту на серверах?</text:p>
          <text:p text:style-name="P7">A: <text:span text:style-name="T4">3</text:span></text:p>
        </text:list-item>
        <text:list-item>
          <text:p text:style-name="P4">Q: В какой очерёдности стартуют скрипты c определённого runlevel?</text:p>
          <text:p text:style-name="P7">A: <text:span text:style-name="T5">по алфавитному порядку</text:span></text:p>
        </text:list-item>
        <text:list-item>
          <text:p text:style-name="P4">Q: Как сделать, чтобы скрипт не стартовал на определённом runlevel?</text:p>
          <text:p text:style-name="P7">A: <text:span text:style-name="T6">chkconfig --level &lt;уровень&gt; --del &lt;имя скрипта&gt; либо удалить ссылку на скрипт из папки /etc/rc.d/rc&lt;уровень&gt;.d/</text:span></text:p>
        </text:list-item>
        <text:list-item>
          <text:p text:style-name="P4">Q: Как остановить, стартовать сервис вручную?</text:p>
          <text:p text:style-name="P8">A: /<text:span text:style-name="T10">etc/rc.d/init.d/&lt;процесс&gt; start</text:span></text:p>
        </text:list-item>
        <text:list-item>
          <text:p text:style-name="P5">Q: Как перейти в single user mode?</text:p>
          <text:p text:style-name="P7">A: <text:span text:style-name="T9">init 1</text:span></text:p>
        </text:list-item>
        <text:list-item>
          <text:p text:style-name="P4">Q: Как интерактивно влиять на загрузку определённых сервисов и процессов?</text:p>
          <text:p text:style-name="P7">A: <text:span text:style-name="T8">нажать «I» во время отображения баннера init</text:span></text:p>
        </text:list-item>
        <text:list-item>
          <text:p text:style-name="P4">Q: Какие утилиты используются для конфигурации runlevels?</text:p>
          <text:p text:style-name="P7">A: <text:span text:style-name="T7">chkconfig, ntsysv</text:span></text:p>
        </text:list-item>
        <text:list-item>
          <text:p text:style-name="P4">Q: Уберите sshd c runlevel 3 и верните обратно с помощью каждой из утилит из вопроса 13.</text:p>
          <text:p text:style-name="P7">A: <text:span text:style-name="T10">chkconfig --level 3 --add sshd</text:span></text:p>
        </text:list-item>
      </text:list>
      <text:p text:style-name="P2"><text:s text:c="17"/><text:span text:style-name="T10">chkconfig --level 3 --del sshd</text:span></text:p>
      <text:p text:style-name="P2"><text:tab/> <text:s text:c="4"/><text:span text:style-name="T11">ntsysv --level 3 и поставить или убрать звездочку</text:span></text:p>
      <text:list xml:id="list163945319064132" text:continue-numbering="true" text:style-name="L1">
        <text:list-item>
          <text:p text:style-name="P4">Q: Какого типа файлы в /etc/rc.d/rcS.d/ директориях?</text:p>
          <text:p text:style-name="P7">A: <text:span text:style-name="T12">символические ссылки</text:span></text:p>
        </text:list-item>
        <text:list-item>
          <text:p text:style-name="P4">Q: Где находятся скрипты запуска/стопа сервисов?</text:p>
          <text:p text:style-name="P9">A: /<text:span text:style-name="T10">etc/rc.d/init.d/</text:span></text:p>
        </text:list-item>
        <text:list-item>
          <text:p text:style-name="P4">Q: Для чего используется файл /etc/rc.d/rc.local?</text:p>
          <text:p text:style-name="P7">A: <text:span text:style-name="T13">для задания индивидуальных настроек системы</text:span></text:p>
        </text:list-item>
        <text:list-item>
          <text:p text:style-name="P4">Q: Какой скрипт заускает fsck во время загрузки?</text:p>
          <text:p text:style-name="P7">A: /<text:span text:style-name="T14">etc/rc.d/rc.sysinit</text:span></text:p>
        </text:list-item>
        <text:list-item>
          <text:p text:style-name="P4">Q: Как поменять runlevel во время загрузки?</text:p>
          <text:p text:style-name="P10"><text:s/>A: <text:span text:style-name="T15">kernel (hd0,0)/boot/vmlinuz-2.6.36 root=/dev/sda1 &lt;runlevel&gt;</text:span></text:p>
        </text:list-item>
        <text:list-item>
          <text:p text:style-name="P4">Q: Как выключить вывод на экран сообщений о ходе загрузки?</text:p>
          <text:p text:style-name="P7"><text:s/>A: <text:span text:style-name="T16">добавить к аргументам запуска ядра quiet, это можно изменить в файлах конфигурации grub</text:span></text:p>
        </text:list-item>
        <text:list-item>
          <text:p text:style-name="P4">Q: Из какого скрипта запускается <text:s/>/etc/sysconfing/network?</text:p>
          <text:p text:style-name="P7">A: /<text:span text:style-name="T17">etc/init.d/network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44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3T11:12:54</meta:creation-date>
    <dc:date>2014-12-09T16:38:54.371010639</dc:date>
    <meta:editing-duration>PT9H49M23S</meta:editing-duration>
    <meta:editing-cycles>37</meta:editing-cycles>
    <meta:generator>LibreOffice/4.2.7.2$Linux_X86_64 LibreOffice_project/420m0$Build-2</meta:generator>
    <meta:document-statistic meta:table-count="0" meta:image-count="0" meta:object-count="0" meta:page-count="1" meta:paragraph-count="45" meta:word-count="335" meta:character-count="2189" meta:non-whitespace-character-count="1900"/>
  </office:meta>
</office:document-meta>
</file>